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0200000002000309F1C.png" manifest:media-type="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="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15cm" svg:height="0.509cm" svg:x="2.594cm" svg:y="2.27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778cm" svg:height="0.885cm" svg:x="1.143cm" svg:y="2.032cm">
          <draw:text-box>
            <text:p><text:span text:style-name="T1">Base:</text:span></text:p>
          </draw:text-box>
        </draw:frame>
        <draw:frame draw:style-name="gr2" draw:text-style-name="P1" draw:layer="layout" svg:width="3.048cm" svg:height="0.885cm" svg:x="1.143cm" svg:y="3.071cm">
          <draw:text-box>
            <text:p><text:span text:style-name="T1">Question:</text:span></text:p>
          </draw:text-box>
        </draw:frame>
        <draw:frame draw:style-name="gr1" draw:layer="layout" svg:width="7.262cm" svg:height="1.144cm" svg:x="0.327cm" svg:y="3.8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2" draw:layer="layout" svg:width="7.62cm" svg:height="3.556cm" svg:x="0.254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cm" svg:height="2.242cm" svg:x="9.528cm" svg:y="0.55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078cm" svg:height="0.509cm" svg:x="9.934cm" svg:y="0.7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2" draw:layer="layout" svg:width="4.976cm" svg:height="2.242cm" svg:x="9.502cm" svg:y="3.82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095cm" svg:height="0.509cm" svg:x="9.844cm" svg:y="4.09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3.837cm" svg:height="0.509cm" svg:x="9.971cm" svg:y="1.7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3.854cm" svg:height="0.509cm" svg:x="9.872cm" svg:y="5.2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2" draw:layer="layout" svg:x1="9.525cm" svg:y1="1.016cm" svg:x2="7.874cm" svg:y2="2.413cm">
          <text:p/>
        </draw:line>
        <draw:line draw:style-name="gr4" draw:text-style-name="P2" draw:layer="layout" svg:x1="9.525cm" svg:y1="4.318cm" svg:x2="7.874cm" svg:y2="2.413cm">
          <text:p/>
        </draw:line>
        <draw:line draw:style-name="gr5" draw:text-style-name="P2" draw:layer="layout" svg:x1="0.254cm" svg:y1="3.048cm" svg:x2="7.874cm" svg:y2="3.048cm">
          <text:p/>
        </draw:line>
        <draw:line draw:style-name="gr5" draw:text-style-name="P2" draw:layer="layout" svg:x1="9.525cm" svg:y1="4.826cm" svg:x2="14.478cm" svg:y2="4.826cm">
          <text:p/>
        </draw:line>
        <draw:line draw:style-name="gr5" draw:text-style-name="P2" draw:layer="layout" svg:x1="9.499cm" svg:y1="1.4cm" svg:x2="14.478cm" svg:y2="1.4cm">
          <text:p/>
        </draw:line>
        <draw:line draw:style-name="gr4" draw:text-style-name="P2" draw:layer="layout" svg:x1="9.525cm" svg:y1="2.032cm" svg:x2="7.874cm" svg:y2="4.318cm">
          <text:p/>
        </draw:line>
        <draw:line draw:style-name="gr4" draw:text-style-name="P2" draw:layer="layout" svg:x1="9.525cm" svg:y1="5.461cm" svg:x2="7.874cm" svg:y2="4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9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3-01-07T17:24:45</dc:date>
    <meta:editing-duration>PT4H1M58S</meta:editing-duration>
    <meta:editing-cycles>15</meta:editing-cycles>
    <meta:document-statistic meta:object-count="18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a</mi>
        </mrow>
        <mo stretchy="false">)</mo>
      </mrow>
    </mrow>
    <annotation encoding="StarMath 5.0">A(a)</annotation>
  </semantics>
</math>
</file>

<file path=Object 2/content.xml><?xml version="1.0" encoding="utf-8"?>
<math xmlns="http://www.w3.org/1998/Math/MathML">
  <semantics>
    <mrow>
      <mo stretchy="false">∀</mo>
      <mi>x</mi>
      <mi mathvariant="normal">:</mi>
      <mi>A</mi>
      <mrow>
        <mo stretchy="false">(</mo>
        <mrow>
          <mi>x</mi>
        </mrow>
        <mo stretchy="false">)</mo>
      </mrow>
      <mrow>
        <mo stretchy="true">{</mo>
        <mrow>
          <mtable>
            <mtr>
              <mtd>
                <mrow>
                  <mo stretchy="false">∃</mo>
                  <mi mathvariant="normal">:</mi>
                  <mi>B</mi>
                  <mrow>
                    <mo stretchy="false">(</mo>
                    <mrow>
                      <mi>x</mi>
                    </mrow>
                    <mo stretchy="false">)</mo>
                  </mrow>
                  <mo stretchy="false">∀</mo>
                  <mi>y</mi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  <mtr>
              <mtd>
                <mrow>
                  <mo stretchy="false">∃</mo>
                  <mi mathvariant="normal">:</mi>
                  <mi>C</mi>
                  <mrow>
                    <mo stretchy="false">(</mo>
                    <mrow>
                      <mi>x</mi>
                    </mrow>
                    <mo stretchy="false">)</mo>
                  </mrow>
                  <mo stretchy="false">∀</mo>
                  <mi>y</mi>
                  <mi mathvariant="normal">:</mi>
                  <mi>C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</mtable>
        </mrow>
      </mrow>
    </mrow>
    <annotation encoding="StarMath 5.0">forall x: A(x)left lbrace  
binom
{exists: B(x) forall y: B(y) - exists: False}
{exists: C(x) forall y: C(y) - exists: False} 
right none  
</annotation>
  </semantics>
</math>
</file>

<file path=Object 3/content.xml><?xml version="1.0" encoding="utf-8"?>
<math xmlns="http://www.w3.org/1998/Math/MathML">
  <semantics>
    <mrow>
      <mi>B</mi>
      <mrow>
        <mo stretchy="false">(</mo>
        <mrow>
          <mi>a</mi>
        </mrow>
        <mo stretchy="false">)</mo>
      </mrow>
    </mrow>
    <annotation encoding="StarMath 5.0">B(a)</annotation>
  </semantics>
</math>
</file>

<file path=Object 4/content.xml><?xml version="1.0" encoding="utf-8"?>
<math xmlns="http://www.w3.org/1998/Math/MathML">
  <semantics>
    <mrow>
      <mi>C</mi>
      <mrow>
        <mo stretchy="false">(</mo>
        <mrow>
          <mi>a</mi>
        </mrow>
        <mo stretchy="false">)</mo>
      </mrow>
    </mrow>
    <annotation encoding="StarMath 5.0">C(a)</annotation>
  </semantics>
</math>
</file>

<file path=Object 5/content.xml><?xml version="1.0" encoding="utf-8"?>
<math xmlns="http://www.w3.org/1998/Math/MathML">
  <semantics>
    <mrow>
      <mo stretchy="false">∀</mo>
      <mi>y</mi>
      <mi mathvariant="normal">:</mi>
      <mi>B</mi>
      <mrow>
        <mrow>
          <mo stretchy="false">(</mo>
          <mrow>
            <mi>y</mi>
          </mrow>
          <mo stretchy="false">)</mo>
        </mrow>
        <mo stretchy="false">−</mo>
        <mo stretchy="false">∃</mo>
      </mrow>
      <mi mathvariant="normal">:</mi>
      <mi mathvariant="italic">False</mi>
    </mrow>
    <annotation encoding="StarMath 5.0">forall y: B(y) - exists: False</annotation>
  </semantics>
</math>
</file>

<file path=Object 6/content.xml><?xml version="1.0" encoding="utf-8"?>
<math xmlns="http://www.w3.org/1998/Math/MathML">
  <semantics>
    <mrow>
      <mo stretchy="false">∀</mo>
      <mi>y</mi>
      <mi mathvariant="normal">:</mi>
      <mi>C</mi>
      <mrow>
        <mrow>
          <mo stretchy="false">(</mo>
          <mrow>
            <mi>y</mi>
          </mrow>
          <mo stretchy="false">)</mo>
        </mrow>
        <mo stretchy="false">−</mo>
        <mo stretchy="false">∃</mo>
      </mrow>
      <mi mathvariant="normal">:</mi>
      <mi mathvariant="italic">False</mi>
    </mrow>
    <annotation encoding="StarMath 5.0">forall y: C(y) - exists: False</annotation>
  </semantics>
</math>
</file>